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style style:name="P2" style:family="paragraph" style:parent-style-name="Standard">
      <style:text-properties style:font-name="Courier New" fo:font-size="10pt" officeooo:rsid="000d0fe1" officeooo:paragraph-rsid="000d0fe1" style:font-size-asian="10pt" style:font-size-complex="10pt"/>
    </style:style>
    <style:style style:name="P3" style:family="paragraph" style:parent-style-name="Standard">
      <style:text-properties fo:color="#000000" style:font-name="Courier New" fo:font-size="10pt" officeooo:rsid="000d0fe1" officeooo:paragraph-rsid="000d0fe1" style:font-size-asian="10pt" style:font-size-complex="10pt"/>
    </style:style>
    <style:style style:name="T1" style:family="text">
      <style:text-properties fo:color="#808080"/>
    </style:style>
    <style:style style:name="T2" style:family="text">
      <style:text-properties fo:color="#009900"/>
    </style:style>
    <style:style style:name="T3" style:family="text">
      <style:text-properties fo:color="#3333ff"/>
    </style:style>
    <style:style style:name="T4" style:family="text">
      <style:text-properties fo:color="#000000"/>
    </style:style>
    <style:style style:name="T5" style:family="text">
      <style:text-properties officeooo:rsid="0014c4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</text:span><text:span text:style-name="T4"><text:tab/></text:span><text:span text:style-name="T2">#CMPS 455 Assignment No. 7 Pt. 2 </text:span></text:p>
      <text:p text:style-name="P3"><text:span text:style-name="T1">2</text:span><text:tab/><text:span text:style-name="T2">#Authors: Koppany Horvath </text:span></text:p>
      <text:p text:style-name="P3"><text:span text:style-name="T1">3</text:span><text:tab/><text:span text:style-name="T2">#Language: Python 3.6 </text:span></text:p>
      <text:p text:style-name="P3"><text:span text:style-name="T1">4</text:span><text:tab/><text:span text:style-name="T2">#Task: Write a program to determine which of the following are accepted </text:span><text:tab/><text:span text:style-name="T2">or rejected by the grammar: (i) a=(a+a)*b$ (ii) a=a*(b-a)$ (iii)</text:span> <text:tab/><text:span text:style-name="T2">a=(a+a)b$ </text:span></text:p>
      <text:p text:style-name="P3"><text:span text:style-name="T1">5</text:span><text:tab/> </text:p>
      <text:p text:style-name="P3"><text:span text:style-name="T1">6</text:span><text:tab/>def matches(string): </text:p>
      <text:p text:style-name="P3"><text:span text:style-name="T1">7</text:span><text:tab/><text:tab/>string = string.replace(<text:span text:style-name="T3">"a="</text:span>,<text:span text:style-name="T3">"q"</text:span>) <text:span text:style-name="T2">#use q to represent a= </text:span></text:p>
      <text:p text:style-name="P3"><text:span text:style-name="T1">8</text:span><text:tab/><text:tab/>parseTable = { </text:p>
      <text:p text:style-name="P3"><text:span text:style-name="T1">9</text:span><text:tab/><text:tab/><text:tab/><text:span text:style-name="T3">"S"</text:span>:{<text:span text:style-name="T3">"q"</text:span>:<text:span text:style-name="T3">"qE"</text:span>, <text:span text:style-name="T3">"a"</text:span>:None, <text:span text:style-name="T3">"b"</text:span>:None, <text:span text:style-name="T3">"+"</text:span>:None, <text:s/><text:span text:style-name="T3">"-"</text:span>:None, <text:s/><text:tab/><text:span text:style-name="T3">"*"</text:span>:None, <text:s/><text:span text:style-name="T3">"/"</text:span>:None, <text:s/><text:span text:style-name="T3">"("</text:span>:None, <text:s/><text:span text:style-name="T3">")"</text:span>:None, <text:span text:style-name="T3">"$"</text:span>:None}, </text:p>
      <text:p text:style-name="P3"><text:span text:style-name="T1">10</text:span><text:tab/><text:tab/><text:tab/><text:span text:style-name="T3">"E"</text:span>:{<text:span text:style-name="T3">"q"</text:span>:None, <text:span text:style-name="T3">"a"</text:span>:<text:span text:style-name="T3">"TQ"</text:span>, <text:span text:style-name="T3">"b"</text:span>:<text:span text:style-name="T3">"TQ"</text:span>, <text:span text:style-name="T3">"+"</text:span>:None, <text:s/><text:span text:style-name="T3">"-"</text:span>:None, <text:s/><text:tab/><text:span text:style-name="T3">"*"</text:span>:None, <text:s/><text:span text:style-name="T3">"/"</text:span>:None, <text:s/><text:span text:style-name="T3">"("</text:span>:<text:span text:style-name="T3">"TQ"</text:span>, <text:s/><text:span text:style-name="T3">")"</text:span>:None, <text:span text:style-name="T3">"$"</text:span>:None}, </text:p>
      <text:p text:style-name="P3"><text:span text:style-name="T1">11</text:span><text:tab/><text:tab/><text:tab/><text:span text:style-name="T3">"Q"</text:span>:{<text:span text:style-name="T3">"q"</text:span>:None, <text:span text:style-name="T3">"a"</text:span>:None, <text:span text:style-name="T3">"b"</text:span>:None, <text:span text:style-name="T3">"+"</text:span>:<text:span text:style-name="T3">"+TQ"</text:span>, <text:span text:style-name="T3">"-"</text:span>:<text:span text:style-name="T3">"-TQ"</text:span>, <text:tab/><text:span text:style-name="T3">"*"</text:span>:None, <text:s/><text:span text:style-name="T3">"/"</text:span>:None, <text:s/><text:span text:style-name="T3">"("</text:span>:None, <text:s/><text:span text:style-name="T3">")"</text:span>:<text:span text:style-name="T3">""</text:span>, <text:s text:c="2"/><text:span text:style-name="T3">"$"</text:span>:<text:span text:style-name="T3">""</text:span>}, </text:p>
      <text:p text:style-name="P3"><text:span text:style-name="T1">12</text:span><text:tab/><text:tab/><text:tab/><text:span text:style-name="T3">"T"</text:span>:{<text:span text:style-name="T3">"q"</text:span>:None, <text:span text:style-name="T3">"a"</text:span>:<text:span text:style-name="T3">"FR"</text:span>, <text:span text:style-name="T3">"b"</text:span>:<text:span text:style-name="T3">"FR"</text:span>, <text:span text:style-name="T3">"+"</text:span>:None, <text:s/><text:span text:style-name="T3">"-"</text:span>:None, <text:s/><text:tab/><text:span text:style-name="T3">"*"</text:span>:None, <text:s/><text:span text:style-name="T3">"/"</text:span>:None, <text:s/><text:span text:style-name="T3">"("</text:span>:<text:span text:style-name="T3">"FR"</text:span>, <text:s/><text:span text:style-name="T3">")"</text:span>:None, <text:span text:style-name="T3">"$"</text:span>:None}, </text:p>
      <text:p text:style-name="P3"><text:span text:style-name="T1">13</text:span><text:tab/><text:tab/><text:tab/><text:span text:style-name="T3">"R"</text:span>:{<text:span text:style-name="T3">"q"</text:span>:None, <text:span text:style-name="T3">"a"</text:span>:None, <text:span text:style-name="T3">"b"</text:span>:None, <text:span text:style-name="T3">"+"</text:span>:<text:span text:style-name="T3">""</text:span>, <text:s text:c="3"/><text:span text:style-name="T3">"-"</text:span>:<text:span text:style-name="T3">""</text:span>, <text:s text:c="3"/><text:tab/><text:span text:style-name="T3">"*"</text:span>:<text:span text:style-name="T3">"*FR"</text:span>, <text:span text:style-name="T3">"/"</text:span>:<text:span text:style-name="T3">"/FR"</text:span>, <text:span text:style-name="T3">"("</text:span>:None, <text:s/><text:span text:style-name="T3">")"</text:span>:<text:span text:style-name="T3">""</text:span>, <text:s text:c="2"/><text:span text:style-name="T3">"$"</text:span>:<text:span text:style-name="T3">""</text:span>}, </text:p>
      <text:p text:style-name="P3"><text:span text:style-name="T1">14</text:span><text:tab/><text:tab/><text:tab/><text:span text:style-name="T3">"F"</text:span>:{<text:span text:style-name="T3">"q"</text:span>:None, <text:span text:style-name="T3">"a"</text:span>:<text:span text:style-name="T3">"a"</text:span>, <text:span text:style-name="T3"><text:s/>"b"</text:span>:<text:span text:style-name="T3">"b"</text:span>, <text:s/><text:span text:style-name="T3">"+"</text:span>:None, <text:s/><text:span text:style-name="T3">"-"</text:span>:None, <text:s/><text:tab/><text:span text:style-name="T3">"*"</text:span>:None, <text:s/><text:span text:style-name="T3">"/"</text:span>:None, <text:s/><text:span text:style-name="T3">"("</text:span>:<text:span text:style-name="T3">"(E)"</text:span>, <text:span text:style-name="T3">")"</text:span>:None, <text:span text:style-name="T3">"$"</text:span>:None} </text:p>
      <text:p text:style-name="P3"><text:span text:style-name="T1">15</text:span><text:tab/><text:tab/>} </text:p>
      <text:p text:style-name="P3"><text:span text:style-name="T1">16</text:span><text:tab/><text:tab/>stack = [] </text:p>
      <text:p text:style-name="P3"><text:span text:style-name="T1">17</text:span><text:tab/><text:tab/>curTerm = None </text:p>
      <text:p text:style-name="P3"><text:span text:style-name="T1">18</text:span><text:tab/><text:tab/>curNonTerm = None </text:p>
      <text:p text:style-name="P3"><text:span text:style-name="T1">19</text:span><text:tab/><text:tab/>done = False </text:p>
      <text:p text:style-name="P3"><text:span text:style-name="T1">20</text:span><text:tab/><text:tab/>isGood = True </text:p>
      <text:p text:style-name="P3"><text:span text:style-name="T1">21</text:span><text:tab/> </text:p>
      <text:p text:style-name="P3"><text:span text:style-name="T1">22</text:span><text:tab/><text:tab/>stack.append(<text:span text:style-name="T3">"$"</text:span>) </text:p>
      <text:p text:style-name="P3"><text:span text:style-name="T1">23</text:span><text:tab/><text:tab/>stack.append(<text:span text:style-name="T3">"S"</text:span>) </text:p>
      <text:p text:style-name="P3"><text:span text:style-name="T1">24</text:span><text:tab/> </text:p>
      <text:p text:style-name="P3"><text:span text:style-name="T1">25</text:span><text:tab/><text:tab/>while not done: </text:p>
      <text:p text:style-name="P3"><text:span text:style-name="T1">26</text:span><text:tab/><text:tab/><text:tab/>curTerm = string[0] <text:span text:style-name="T2">#read </text:span></text:p>
      <text:p text:style-name="P3"><text:span text:style-name="T1">27</text:span><text:tab/><text:tab/><text:tab/>string = string[1:] </text:p>
      <text:p text:style-name="P3"><text:span text:style-name="T1">28</text:span><text:tab/> </text:p>
      <text:p text:style-name="P3"><text:span text:style-name="T1">29</text:span><text:tab/><text:tab/><text:tab/>while 1: </text:p>
      <text:p text:style-name="P3"><text:span text:style-name="T1">30</text:span><text:tab/><text:tab/><text:tab/><text:tab/>curNonTerm = stack.pop() </text:p>
      <text:p text:style-name="P3"><text:span text:style-name="T1">31</text:span><text:tab/><text:tab/><text:tab/><text:tab/>if curNonTerm in <text:span text:style-name="T3">"qab+-*/()$"</text:span>: <text:span text:style-name="T2">#if it's a term, match </text:span></text:p>
      <text:p text:style-name="P3"><text:span text:style-name="T1">32</text:span><text:tab/><text:tab/><text:tab/><text:tab/><text:tab/>print(<text:span text:style-name="T3">"Match:"</text:span>, curNonTerm.replace(<text:span text:style-name="T3">"q"</text:span>,<text:span text:style-name="T3">"a="</text:span>), <text:span text:style-name="T3">" <text:tab/>- "</text:span>, <text:span text:style-name="T3">"Stack:"</text:span>, stack) </text:p>
      <text:p text:style-name="P3"><text:span text:style-name="T1">33</text:span><text:tab/><text:tab/><text:tab/><text:tab/><text:tab/>if curNonTerm == <text:span text:style-name="T3">"$"</text:span>: done = True <text:span text:style-name="T2">#if it's the</text:span> <text:tab/><text:span text:style-name="T2">end then exit </text:span></text:p>
      <text:p text:style-name="P3"><text:span text:style-name="T1">34</text:span><text:tab/><text:tab/><text:tab/><text:tab/><text:tab/>break </text:p>
      <text:p text:style-name="P3"><text:span text:style-name="T1">35</text:span><text:tab/> </text:p>
      <text:p text:style-name="P3"><text:span text:style-name="T1">36</text:span><text:tab/><text:tab/><text:tab/><text:tab/>p = parseTable[curNonTerm][curTerm] </text:p>
      <text:p text:style-name="P3"><text:span text:style-name="T1">37</text:span><text:tab/><text:tab/><text:tab/><text:tab/>if p == <text:span text:style-name="T3">""</text:span>: continue <text:span text:style-name="T2">#if it's lambda, pop again </text:span></text:p>
      <text:p text:style-name="P3"><text:span text:style-name="T1">38</text:span><text:tab/><text:tab/><text:tab/><text:tab/>elif p == None: <text:span text:style-name="T2">#if it's none, break with error </text:span></text:p>
      <text:p text:style-name="P3"><text:span text:style-name="T1">39</text:span><text:tab/><text:tab/><text:tab/><text:tab/><text:tab/>done = True </text:p>
      <text:p text:style-name="P3"><text:span text:style-name="T1">40</text:span><text:tab/><text:tab/><text:tab/><text:tab/><text:tab/>isGood = False </text:p>
      <text:p text:style-name="P3"><text:span text:style-name="T1">41</text:span><text:tab/><text:tab/><text:tab/><text:tab/><text:tab/>break </text:p>
      <text:p text:style-name="P3"><text:span text:style-name="T1">42</text:span><text:tab/> </text:p>
      <text:p text:style-name="P3"><text:span text:style-name="T1">43</text:span><text:tab/><text:tab/><text:tab/><text:tab/>for x in p[::-1]: stack.append(x) <text:span text:style-name="T2">#push in reverse</text:span> <text:tab/><text:span text:style-name="T2">order </text:span></text:p>
      <text:p text:style-name="P3"><text:span text:style-name="T1">44</text:span><text:tab/><text:tab/>return isGood </text:p>
      <text:p text:style-name="P3"><text:span text:style-name="T1">45</text:span><text:tab/> </text:p>
      <text:p text:style-name="P3"><text:span text:style-name="T1">46</text:span><text:tab/>for s in [<text:span text:style-name="T3">"a=(a+a)*b$"</text:span>,<text:span text:style-name="T3">"a=a*(b-a)$"</text:span>,<text:span text:style-name="T3">"a=(a+a)b$"</text:span>]: </text:p>
      <text:p text:style-name="P3"><text:soft-page-break/><text:span text:style-name="T1">47</text:span><text:tab/><text:tab/>print(<text:span text:style-name="T3">"Working on string:"</text:span>, s) </text:p>
      <text:p text:style-name="P3"><text:span text:style-name="T1">48</text:span><text:tab/><text:tab/>isMatch = matches(s) </text:p>
      <text:p text:style-name="P3"><text:span text:style-name="T1">49</text:span><text:tab/><text:tab/>if isMatch: print(<text:span text:style-name="T3">"String matches grammar!"</text:span>) </text:p>
      <text:p text:style-name="P3"><text:span text:style-name="T1">50</text:span><text:tab/><text:tab/>else: print(<text:span text:style-name="T3">"Error: string does not match grammar!"</text:span>) </text:p>
      <text:p text:style-name="P3"><text:span text:style-name="T1">51</text:span><text:tab/><text:tab/>print() </text:p>
      <text:p text:style-name="P3"><text:span text:style-name="T1">52</text:span><text:tab/> </text:p>
      <text:p text:style-name="P3"><text:span text:style-name="T1">53</text:span><text:tab/><text:span text:style-name="T3">""" Output: </text:span></text:p>
      <text:p text:style-name="P3"><text:span text:style-name="T1">54</text:span><text:tab/><text:span text:style-name="T3">Working on string: a=(a+a)*b$ </text:span></text:p>
      <text:p text:style-name="P3"><text:span text:style-name="T1">55</text:span><text:tab/><text:span text:style-name="T3">Match: a= <text:s/>- <text:s/>Stack: ['$', 'E'] </text:span></text:p>
      <text:p text:style-name="P3"><text:span text:style-name="T1">56</text:span><text:tab/><text:span text:style-name="T3">Match: ( <text:s/>- <text:s/>Stack: ['$', 'Q', 'R', ')', 'E'] </text:span></text:p>
      <text:p text:style-name="P3"><text:span text:style-name="T1">57</text:span><text:tab/><text:span text:style-name="T3">Match: a <text:s/>- <text:s/>Stack: ['$', 'Q', 'R', ')', 'Q', 'R'] </text:span></text:p>
      <text:p text:style-name="P3"><text:span text:style-name="T1">58</text:span><text:tab/><text:span text:style-name="T3">Match: + <text:s/>- <text:s/>Stack: ['$', 'Q', 'R', ')', 'Q', 'T'] </text:span></text:p>
      <text:p text:style-name="P3"><text:span text:style-name="T1">59</text:span><text:tab/><text:span text:style-name="T3">Match: a <text:s/>- <text:s/>Stack: ['$', 'Q', 'R', ')', 'Q', 'R'] </text:span></text:p>
      <text:p text:style-name="P3"><text:span text:style-name="T1">60</text:span><text:tab/><text:span text:style-name="T3">Match: ) <text:s/>- <text:s/>Stack: ['$', 'Q', 'R'] </text:span></text:p>
      <text:p text:style-name="P3"><text:span text:style-name="T1">61</text:span><text:tab/><text:span text:style-name="T3">Match: * <text:s/>- <text:s/>Stack: ['$', 'Q', 'R', 'F'] </text:span></text:p>
      <text:p text:style-name="P3"><text:span text:style-name="T1">62</text:span><text:tab/><text:span text:style-name="T3">Match: b <text:s/>- <text:s/>Stack: ['$', 'Q', 'R'] </text:span></text:p>
      <text:p text:style-name="P3"><text:span text:style-name="T1">63</text:span><text:tab/><text:span text:style-name="T3">Match: $ <text:s/>- <text:s/>Stack: [] </text:span></text:p>
      <text:p text:style-name="P3"><text:span text:style-name="T1">64</text:span><text:tab/><text:span text:style-name="T3">String matches grammar! </text:span></text:p>
      <text:p text:style-name="P3"><text:span text:style-name="T1">65</text:span><text:tab/> </text:p>
      <text:p text:style-name="P3"><text:span text:style-name="T1">66</text:span><text:tab/><text:span text:style-name="T3">Working on string: a=a*(b-a)$ </text:span></text:p>
      <text:p text:style-name="P3"><text:span text:style-name="T1">67</text:span><text:tab/><text:span text:style-name="T3">Match: a= <text:s/>- <text:s/>Stack: ['$', 'E'] </text:span></text:p>
      <text:p text:style-name="P3"><text:span text:style-name="T1">68</text:span><text:tab/><text:span text:style-name="T3">Match: a <text:s/>- <text:s/>Stack: ['$', 'Q', 'R'] </text:span></text:p>
      <text:p text:style-name="P3"><text:span text:style-name="T1">69</text:span><text:tab/><text:span text:style-name="T3">Match: * <text:s/>- <text:s/>Stack: ['$', 'Q', 'R', 'F'] </text:span></text:p>
      <text:p text:style-name="P3"><text:span text:style-name="T1">70</text:span><text:tab/><text:span text:style-name="T3">Match: ( <text:s/>- <text:s/>Stack: ['$', 'Q', 'R', ')', 'E'] </text:span></text:p>
      <text:p text:style-name="P3"><text:span text:style-name="T1">71</text:span><text:tab/><text:span text:style-name="T3">Match: b <text:s/>- <text:s/>Stack: ['$', 'Q', 'R', ')', 'Q', 'R'] </text:span></text:p>
      <text:p text:style-name="P3"><text:span text:style-name="T1">72</text:span><text:tab/><text:span text:style-name="T3">Match: - <text:s/>- <text:s/>Stack: ['$', 'Q', 'R', ')', 'Q', 'T'] </text:span></text:p>
      <text:p text:style-name="P3"><text:span text:style-name="T1">73</text:span><text:tab/><text:span text:style-name="T3">Match: a <text:s/>- <text:s/>Stack: ['$', 'Q', 'R', ')', 'Q', 'R'] </text:span></text:p>
      <text:p text:style-name="P3"><text:span text:style-name="T1">74</text:span><text:tab/><text:span text:style-name="T3">Match: ) <text:s/>- <text:s/>Stack: ['$', 'Q', 'R'] </text:span></text:p>
      <text:p text:style-name="P3"><text:span text:style-name="T1">75</text:span><text:tab/><text:span text:style-name="T3">Match: $ <text:s/>- <text:s/>Stack: [] </text:span></text:p>
      <text:p text:style-name="P3"><text:span text:style-name="T1">76</text:span><text:tab/><text:span text:style-name="T3">String matches grammar! </text:span></text:p>
      <text:p text:style-name="P3"><text:span text:style-name="T1">77</text:span><text:tab/> </text:p>
      <text:p text:style-name="P3"><text:span text:style-name="T1">78</text:span><text:tab/><text:span text:style-name="T3">Working on string: a=(a+a)b$ </text:span></text:p>
      <text:p text:style-name="P3"><text:span text:style-name="T1">79</text:span><text:tab/><text:span text:style-name="T3">Match: a= <text:s/>- <text:s/>Stack: ['$', 'E'] </text:span></text:p>
      <text:p text:style-name="P3"><text:span text:style-name="T1">80</text:span><text:tab/><text:span text:style-name="T3">Match: ( <text:s/>- <text:s/>Stack: ['$', 'Q', 'R', ')', 'E'] </text:span></text:p>
      <text:p text:style-name="P3"><text:span text:style-name="T1">81</text:span><text:tab/><text:span text:style-name="T3">Match: a <text:s/>- <text:s/>Stack: ['$', 'Q', 'R', ')', 'Q', 'R'] </text:span></text:p>
      <text:p text:style-name="P3"><text:span text:style-name="T1">82</text:span><text:tab/><text:span text:style-name="T3">Match: + <text:s/>- <text:s/>Stack: ['$', 'Q', 'R', ')', 'Q', 'T'] </text:span></text:p>
      <text:p text:style-name="P3"><text:span text:style-name="T1">83</text:span><text:tab/><text:span text:style-name="T3">Match: a <text:s/>- <text:s/>Stack: ['$', 'Q', 'R', ')', 'Q', 'R'] </text:span></text:p>
      <text:p text:style-name="P3"><text:span text:style-name="T1">84</text:span><text:tab/><text:span text:style-name="T3">Match: ) <text:s/>- <text:s/>Stack: ['$', 'Q', 'R'] </text:span></text:p>
      <text:p text:style-name="P3"><text:span text:style-name="T1">85</text:span><text:tab/><text:span text:style-name="T3">Error: string does not match grammar! </text:span></text:p>
      <text:p text:style-name="P3"><text:span text:style-name="T1">86</text:span><text:tab/><text:span text:style-name="T3">""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style style:name="MT1" style:family="text">
      <style:text-properties officeooo:rsid="0014c416"/>
    </style:style>
    <style:page-layout style:name="Mpm1">
      <style:page-layout-properties fo:page-width="8.5in" fo:page-height="11in" style:num-format="1" style:print-orientation="portrait" fo:margin-top="0.6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orvath<text:tab/>CMPS 455 Assignment <text:span text:style-name="MT1">7 Part 2</text:span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3:54:24.686739163</meta:creation-date>
    <dc:date>2018-10-28T13:19:31.142368552</dc:date>
    <meta:editing-duration>PT3H6M23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2" meta:paragraph-count="87" meta:word-count="554" meta:character-count="3398" meta:non-whitespace-character-count="2665"/>
  </office:meta>
</office:document-meta>
</file>